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4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991cm"/>
    </style:style>
    <style:style style:name="gr16" style:family="graphic" style:parent-style-name="objectwithoutfill">
      <style:graphic-properties draw:stroke="solid" svg:stroke-width="0.1cm" svg:stroke-color="#cc0000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8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gr20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21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848cm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ff"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00cc"/>
    </style:style>
    <style:style style:name="P9" style:family="paragraph">
      <loext:graphic-properties draw:fill="none" draw:fill-color="#ffffff"/>
      <style:text-properties fo:color="#009900"/>
    </style:style>
    <style:style style:name="P10" style:family="paragraph">
      <style:paragraph-properties fo:text-align="center"/>
      <style:text-properties fo:color="#6600cc"/>
    </style:style>
    <style:style style:name="P11" style:family="paragraph">
      <loext:graphic-properties draw:fill="none" draw:fill-color="#ffffff"/>
      <style:text-properties fo:color="#6600cc"/>
    </style:style>
    <style:style style:name="P12" style:family="paragraph">
      <style:paragraph-properties fo:text-align="center"/>
      <style:text-properties fo:color="#cc0000"/>
    </style:style>
    <style:style style:name="P13" style:family="paragraph">
      <loext:graphic-properties draw:fill="none" draw:fill-color="#ffffff"/>
      <style:paragraph-properties fo:text-align="center"/>
      <style:text-properties fo:color="#cc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6pt" fo:font-style="normal" fo:text-shadow="none" style:text-underline-style="none" fo:font-weight="normal" style:letter-kerning="true" style:font-name-asian="Lucida Console2" style:font-size-asian="16pt" style:font-style-asian="normal" style:font-weight-asian="normal" style:font-name-complex="Lucida Console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style:style style:name="T10" style:family="text">
      <style:text-properties fo:color="#cc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94cm" svg:height="2.126cm" svg:x="2.006cm" svg:y="6.974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</text:list>
          </draw:text-box>
        </draw:frame>
        <draw:frame draw:style-name="gr2" draw:text-style-name="P2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3">Milchprobenflaschen</text:span></text:p>
              </text:list-item>
              <text:list-item>
                <text:p text:style-name="P1"><text:span text:style-name="T3">Analyseergebnisse</text:span></text:p>
              </text:list-item>
            </text:list>
          </draw:text-box>
        </draw:frame>
        <draw:custom-shape draw:style-name="gr3" draw:text-style-name="P4" draw:layer="layout" svg:width="6.1cm" svg:height="3.1cm" svg:x="7.1cm" svg:y="2cm">
          <text:p text:style-name="P3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3cm" svg:x2="16cm" svg:y2="7.8cm">
          <text:p/>
        </draw:line>
        <draw:line draw:style-name="gr5" draw:text-style-name="P5" draw:layer="layout" svg:x1="22cm" svg:y1="3cm" svg:x2="28cm" svg:y2="7.8cm">
          <text:p/>
        </draw:line>
        <draw:frame draw:style-name="gr6" draw:text-style-name="P6" draw:layer="layout" svg:width="5.4cm" svg:height="1.381cm" svg:x="19.7cm" svg:y="7.8cm">
          <draw:text-box>
            <text:p text:style-name="P3"><text:span text:style-name="T5">Betrieb</text:span></text:p>
          </draw:text-box>
        </draw:frame>
        <draw:line draw:style-name="gr7" draw:text-style-name="P5" draw:layer="layout" svg:x1="7.5cm" svg:y1="8.1cm" svg:x2="10cm" svg:y2="8.1cm">
          <text:p/>
        </draw:line>
        <draw:line draw:style-name="gr8" draw:text-style-name="P5" draw:layer="layout" svg:x1="10cm" svg:y1="8.1cm" svg:x2="10cm" svg:y2="5.1cm">
          <text:p/>
        </draw:line>
        <draw:line draw:style-name="gr7" draw:text-style-name="P5" draw:layer="layout" svg:x1="7.55cm" svg:y1="8.6cm" svg:x2="11cm" svg:y2="8.6cm">
          <text:p/>
        </draw:line>
        <draw:line draw:style-name="gr8" draw:text-style-name="P5" draw:layer="layout" svg:x1="11cm" svg:y1="8.6cm" svg:x2="11cm" svg:y2="5.1cm">
          <text:p/>
        </draw:line>
        <draw:line draw:style-name="gr7" draw:text-style-name="P5" draw:layer="layout" svg:x1="8.625cm" svg:y1="12.1cm" svg:x2="12cm" svg:y2="12.1cm">
          <text:p/>
        </draw:line>
        <draw:line draw:style-name="gr8" draw:text-style-name="P5" draw:layer="layout" svg:x1="12cm" svg:y1="12.1cm" svg:x2="12cm" svg:y2="4.8cm">
          <text:p/>
        </draw:line>
        <draw:line draw:style-name="gr9" draw:text-style-name="P5" draw:layer="layout" svg:x1="12.5cm" svg:y1="4.5cm" svg:x2="14cm" svg:y2="9.4cm">
          <text:p/>
        </draw:line>
        <draw:line draw:style-name="gr10" draw:text-style-name="P5" draw:layer="layout" svg:x1="12.7cm" svg:y1="4.4cm" svg:x2="15cm" svg:y2="8.5cm">
          <text:p/>
        </draw:line>
        <draw:line draw:style-name="gr11" draw:text-style-name="P5" draw:layer="layout" svg:x1="15cm" svg:y1="8.5cm" svg:x2="19.9cm" svg:y2="8.5cm">
          <text:p/>
        </draw:line>
        <draw:frame draw:style-name="gr12" draw:text-style-name="P7" draw:layer="layout" svg:width="4.6cm" svg:height="0.746cm" svg:x="20cm" svg:y="10.5cm">
          <draw:text-box>
            <text:p><text:span text:style-name="T6">Mutationen</text:span></text:p>
          </draw:text-box>
        </draw:frame>
        <draw:frame draw:style-name="gr12" draw:text-style-name="P7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5" draw:layer="layout" svg:x1="22cm" svg:y1="12cm" svg:x2="22cm" svg:y2="14.1cm">
          <text:p/>
        </draw:line>
        <draw:line draw:style-name="gr13" draw:text-style-name="P5" draw:layer="layout" svg:x1="22cm" svg:y1="14.1cm" svg:x2="9cm" svg:y2="14.1cm">
          <text:p/>
        </draw:line>
        <draw:line draw:style-name="gr14" draw:text-style-name="P5" draw:layer="layout" svg:x1="9cm" svg:y1="14.1cm" svg:x2="9cm" svg:y2="13cm">
          <text:p/>
        </draw:line>
        <draw:line draw:style-name="gr13" draw:text-style-name="P5" draw:layer="layout" svg:x1="20.2cm" svg:y1="10.8cm" svg:x2="10cm" svg:y2="10.8cm">
          <text:p/>
        </draw:line>
        <draw:line draw:style-name="gr14" draw:text-style-name="P5" draw:layer="layout" svg:x1="10cm" svg:y1="10.8cm" svg:x2="8.5cm" svg:y2="9.1cm">
          <text:p/>
        </draw:line>
        <draw:line draw:style-name="gr13" draw:text-style-name="P5" draw:layer="layout" svg:x1="3.541cm" svg:y1="12.542cm" svg:x2="0.989cm" svg:y2="12.542cm">
          <text:p/>
        </draw:line>
        <draw:line draw:style-name="gr13" draw:text-style-name="P5" draw:layer="layout" svg:x1="1cm" svg:y1="8cm" svg:x2="1cm" svg:y2="12.5cm">
          <text:p/>
        </draw:line>
        <draw:line draw:style-name="gr14" draw:text-style-name="P5" draw:layer="layout" svg:x1="1cm" svg:y1="8cm" svg:x2="2cm" svg:y2="8cm">
          <text:p/>
        </draw:line>
        <draw:frame draw:style-name="gr15" draw:text-style-name="P7" draw:layer="layout" svg:width="6.5cm" svg:height="1.241cm" svg:x="20cm" svg:y="9.3cm">
          <draw:text-box>
            <text:p><text:span text:style-name="T6">Informationssystem der Melkanlage</text:span></text:p>
          </draw:text-box>
        </draw:frame>
        <draw:line draw:style-name="gr16" draw:text-style-name="P5" draw:layer="layout" svg:x1="9cm" svg:y1="9cm" svg:x2="20.1cm" svg:y2="9.9cm">
          <text:p/>
        </draw:line>
        <draw:custom-shape draw:style-name="gr17" draw:text-style-name="P3" draw:layer="layout" svg:width="3.2cm" svg:height="0.6cm" svg:x="9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4cm" svg:y1="6.4cm" svg:x2="5.6cm" svg:y2="5.6cm">
          <text:p/>
        </draw:line>
        <draw:frame draw:style-name="gr19" draw:text-style-name="P8" draw:layer="layout" svg:width="1.3cm" svg:height="1.4cm" svg:x="4.7cm" svg:y="4.9cm">
          <draw:text-box>
            <text:p text:style-name="P3"><text:span text:style-name="T7">1</text:span></text:p>
          </draw:text-box>
        </draw:frame>
        <draw:line draw:style-name="gr20" draw:text-style-name="P5" draw:layer="layout" svg:x1="13.8cm" svg:y1="6.4cm" svg:x2="15.5cm" svg:y2="4.5cm">
          <text:p/>
        </draw:line>
        <draw:frame draw:style-name="gr19" draw:text-style-name="P9" draw:layer="layout" svg:width="1.3cm" svg:height="1.4cm" svg:x="15cm" svg:y="3.7cm">
          <draw:text-box>
            <text:p text:style-name="P3"><text:span text:style-name="T8">2</text:span></text:p>
          </draw:text-box>
        </draw:frame>
        <draw:custom-shape draw:style-name="gr21" draw:text-style-name="P3" draw:layer="layout" svg:width="1cm" svg:height="4.5cm" svg:x="13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0.9cm" svg:height="1cm" svg:x="13.1cm" svg:y="12.1cm">
          <draw:text-box>
            <text:p text:style-name="P10"><text:span text:style-name="T9">3</text:span></text:p>
          </draw:text-box>
        </draw:frame>
        <draw:frame draw:style-name="gr22" draw:text-style-name="P11" draw:layer="layout" svg:width="0.9cm" svg:height="1cm" svg:x="0.8cm" svg:y="13.5cm">
          <draw:text-box>
            <text:p text:style-name="P10"><text:span text:style-name="T9">4</text:span></text:p>
          </draw:text-box>
        </draw:frame>
        <draw:line draw:style-name="gr23" draw:text-style-name="P5" draw:layer="layout" svg:x1="1.3cm" svg:y1="12.6cm" svg:x2="1.3cm" svg:y2="13.6cm">
          <text:p/>
        </draw:line>
        <draw:frame draw:style-name="gr24" draw:text-style-name="P13" draw:layer="layout" svg:width="1.4cm" svg:height="1.098cm" svg:x="12.7cm" svg:y="8.4cm">
          <draw:text-box>
            <text:p text:style-name="P12"><text:span text:style-name="T10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20T11:14:31.599000000</dc:date>
    <meta:editing-duration>PT1H8M59S</meta:editing-duration>
    <meta:editing-cycles>9</meta:editing-cycles>
    <meta:generator>LibreOffice/5.0.3.2$Windows_x86 LibreOffice_project/e5f16313668ac592c1bfb310f4390624e3dbfb75</meta:generator>
    <meta:document-statistic meta:object-count="38"/>
  </office:meta>
</office:document-meta>
</file>